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ac92" officeooo:paragraph-rsid="0009ac9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ac92" officeooo:paragraph-rsid="0009ac92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b31f9" officeooo:paragraph-rsid="000b31f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b31f9" officeooo:paragraph-rsid="000b5af0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b31f9" officeooo:paragraph-rsid="000cad31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b31f9" officeooo:paragraph-rsid="000ea30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b31f9" officeooo:paragraph-rsid="000f134b" style:font-weight-asian="normal" style:font-weight-complex="normal"/>
    </style:style>
    <style:style style:name="T1" style:family="text">
      <style:text-properties officeooo:rsid="000b5af0"/>
    </style:style>
    <style:style style:name="T2" style:family="text">
      <style:text-properties officeooo:rsid="000c658a"/>
    </style:style>
    <style:style style:name="T3" style:family="text">
      <style:text-properties officeooo:rsid="000cad31"/>
    </style:style>
    <style:style style:name="T4" style:family="text">
      <style:text-properties officeooo:rsid="000ea308"/>
    </style:style>
    <style:style style:name="T5" style:family="text">
      <style:text-properties officeooo:rsid="000f13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:</text:p>
      <text:p text:style-name="P1"/>
      <text:p text:style-name="P1">public class Main {</text:p>
      <text:p text:style-name="P1"><text:s text:c="4"/>public static void main(String[] args) {</text:p>
      <text:p text:style-name="P1"><text:s text:c="8"/>double x = 5; </text:p>
      <text:p text:style-name="P1"><text:s text:c="8"/>double y = 10;</text:p>
      <text:p text:style-name="P1"/>
      <text:p text:style-name="P1"><text:s text:c="8"/>System.out.println("This calculator will apply the formula 3√(x+y)^2 to two starting values.");</text:p>
      <text:p text:style-name="P1"><text:s text:c="8"/>System.out.println("The starting value of x is: " + x);</text:p>
      <text:p text:style-name="P1"><text:s text:c="8"/>System.out.println("The starting value of y is: " + y);</text:p>
      <text:p text:style-name="P1"><text:s text:c="8"/>double xandy = x + y;</text:p>
      <text:p text:style-name="P1"><text:s text:c="8"/>System.out.println("The sum of x and y is: " + xandy);</text:p>
      <text:p text:style-name="P1"><text:s text:c="8"/>double squaredxandy = Math.pow(xandy, 2);</text:p>
      <text:p text:style-name="P1"><text:s text:c="8"/>System.out.println("Squaring " + xandy + " is: " + Math.pow(xandy, 2));</text:p>
      <text:p text:style-name="P1"><text:s text:c="8"/>System.out.println("The cube root of " + squaredxandy + " is: " + Math.cbrt(squaredxandy));</text:p>
      <text:p text:style-name="P1"><text:s text:c="8"/>System.out.println();</text:p>
      <text:p text:style-name="P1"><text:s text:c="4"/>}</text:p>
      <text:p text:style-name="P1">}</text:p>
      <text:p text:style-name="P1"/>
      <text:p text:style-name="P2">Explanation:</text:p>
      <text:p text:style-name="P2"/>
      <text:p text:style-name="P3">– Line #1 declares a class, and Line #2 defines it.</text:p>
      <text:p text:style-name="P3">– Line #3 declares the variable 'x' and its variable type. It assigns it a value of 5.</text:p>
      <text:p text:style-name="P3">– Line #4 declares the variable 'y' and its variable type. It assigns it a value of 10.</text:p>
      <text:p text:style-name="P3"/>
      <text:p text:style-name="P4">– Line #6 <text:span text:style-name="T1">prints the formula (3√(x+y)^2) that the program will apply to the starting values. Lines #7 and #8 print the starting values of 'x' and 'y'.</text:span></text:p>
      <text:p text:style-name="P3">– Line #<text:span text:style-name="T2">9 declares the variable 'doublexandy' and its variable type. It is assigned a value of 'x' + 'y'.</text:span></text:p>
      <text:p text:style-name="P5">– Line #<text:span text:style-name="T3">10 prints 'doublexandy'.</text:span></text:p>
      <text:p text:style-name="P6">– Line #<text:span text:style-name="T4">11 declares the variable 'squaredxandy' and its variable type. It is assigned a value of 'xandy' squared.</text:span></text:p>
      <text:p text:style-name="P6">– Line #<text:span text:style-name="T3">12 prints 'squaredxandy'.</text:span></text:p>
      <text:p text:style-name="P7">– Line #<text:span text:style-name="T5">13 prints the cube root of 'squaredxandy'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2S</meta:editing-duration>
    <meta:editing-cycles>9</meta:editing-cycles>
    <meta:generator>LibreOffice/5.0.4.2$Windows_x86 LibreOffice_project/2b9802c1994aa0b7dc6079e128979269cf95bc78</meta:generator>
    <dc:date>2022-05-30T15:26:48.723000000</dc:date>
    <meta:document-statistic meta:table-count="0" meta:image-count="0" meta:object-count="0" meta:page-count="1" meta:paragraph-count="26" meta:word-count="221" meta:character-count="1413" meta:non-whitespace-character-count="1112"/>
    <meta:user-defined meta:name="Info 1"/>
    <meta:user-defined meta:name="Info 2"/>
    <meta:user-defined meta:name="Info 3"/>
    <meta:user-defined meta:name="Info 4"/>
  </office:meta>
</office:document-meta>
</file>